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xpenditures</text:p>
          </table:table-cell>
          <table:table-cell office:value-type="string" table:style-name="ce1">
            <text:p>Incomes</text:p>
          </table:table-cell>
          <table:table-cell table:number-columns-repeated="16382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41200" table:style-name="ce1">
            <text:p>41200</text:p>
          </table:table-cell>
          <table:table-cell table:number-columns-repeated="16382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float" office:value="50100" table:style-name="ce1">
            <text:p>50100</text:p>
          </table:table-cell>
          <table:table-cell table:number-columns-repeated="16382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float" office:value="52000" table:style-name="ce1">
            <text:p>52000</text:p>
          </table:table-cell>
          <table:table-cell table:number-columns-repeated="16382"/>
        </table:table-row>
        <table:table-row table:style-name="ro1">
          <table:table-cell office:value-type="float" office:value="4950" table:style-name="ce1">
            <text:p>4950</text:p>
          </table:table-cell>
          <table:table-cell office:value-type="float" office:value="66000" table:style-name="ce1">
            <text:p>66000</text:p>
          </table:table-cell>
          <table:table-cell table:number-columns-repeated="16382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float" office:value="44500" table:style-name="ce1">
            <text:p>44500</text:p>
          </table:table-cell>
          <table:table-cell table:number-columns-repeated="16382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37700" table:style-name="ce1">
            <text:p>37700</text:p>
          </table:table-cell>
          <table:table-cell table:number-columns-repeated="16382"/>
        </table:table-row>
        <table:table-row table:style-name="ro1">
          <table:table-cell office:value-type="float" office:value="5106" table:style-name="ce1">
            <text:p>5106</text:p>
          </table:table-cell>
          <table:table-cell office:value-type="float" office:value="73500" table:style-name="ce1">
            <text:p>73500</text:p>
          </table:table-cell>
          <table:table-cell table:number-columns-repeated="16382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float" office:value="37500" table:style-name="ce1">
            <text:p>37500</text:p>
          </table:table-cell>
          <table:table-cell table:number-columns-repeated="16382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float" office:value="56700" table:style-name="ce1">
            <text:p>56700</text:p>
          </table:table-cell>
          <table:table-cell table:number-columns-repeated="16382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float" office:value="35600" table:style-name="ce1">
            <text:p>35600</text:p>
          </table:table-cell>
          <table:table-cell table:number-columns-repeated="16382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float" office:value="37500" table:style-name="ce1">
            <text:p>37500</text:p>
          </table:table-cell>
          <table:table-cell table:number-columns-repeated="16382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36900" table:style-name="ce1">
            <text:p>36900</text:p>
          </table:table-cell>
          <table:table-cell table:number-columns-repeated="16382"/>
        </table:table-row>
        <table:table-row table:style-name="ro1">
          <table:table-cell office:value-type="float" office:value="3750" table:style-name="ce1">
            <text:p>3750</text:p>
          </table:table-cell>
          <table:table-cell office:value-type="float" office:value="48200" table:style-name="ce1">
            <text:p>48200</text:p>
          </table:table-cell>
          <table:table-cell table:number-columns-repeated="16382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float" office:value="34400" table:style-name="ce1">
            <text:p>34400</text:p>
          </table:table-cell>
          <table:table-cell table:number-columns-repeated="16382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29900" table:style-name="ce1">
            <text:p>29900</text:p>
          </table:table-cell>
          <table:table-cell table:number-columns-repeated="16382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float" office:value="44750" table:style-name="ce1">
            <text:p>44750</text:p>
          </table:table-cell>
          <table:table-cell table:number-columns-repeated="16382"/>
        </table:table-row>
        <table:table-row table:style-name="ro1">
          <table:table-cell office:value-type="float" office:value="3880" table:style-name="ce1">
            <text:p>3880</text:p>
          </table:table-cell>
          <table:table-cell office:value-type="float" office:value="60550" table:style-name="ce1">
            <text:p>60550</text:p>
          </table:table-cell>
          <table:table-cell table:number-columns-repeated="16382"/>
        </table:table-row>
        <table:table-row table:style-name="ro1">
          <table:table-cell office:value-type="float" office:value="3330" table:style-name="ce1">
            <text:p>3330</text:p>
          </table:table-cell>
          <table:table-cell office:value-type="float" office:value="52000" table:style-name="ce1">
            <text:p>52000</text:p>
          </table:table-cell>
          <table:table-cell table:number-columns-repeated="16382"/>
        </table:table-row>
        <table:table-row table:style-name="ro1">
          <table:table-cell office:value-type="float" office:value="4050" table:style-name="ce1">
            <text:p>4050</text:p>
          </table:table-cell>
          <table:table-cell office:value-type="float" office:value="67700" table:style-name="ce1">
            <text:p>67700</text:p>
          </table:table-cell>
          <table:table-cell table:number-columns-repeated="16382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20600" table:style-name="ce1">
            <text:p>20600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ayel HAMANI</meta:initial-creator>
    <dc:creator>Nayel HAMANI</dc:creator>
    <meta:creation-date>2019-10-22T12:49:10Z</meta:creation-date>
    <dc:date>2019-10-22T12:57:00Z</dc:date>
  </office:meta>
</office:document-meta>
</file>